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K-2572">
            <text:p>K-2572</text:p>
          </table:table-cell>
          <table:table-cell office:value-type="float" office:value="75.917">
            <text:p>75.917</text:p>
          </table:table-cell>
          <table:table-cell office:value-type="float" office:value="-21.967">
            <text:p>-21.967</text:p>
          </table:table-cell>
          <table:table-cell office:value-type="float" office:value="8177.0">
            <text:p>8177.0</text:p>
          </table:table-cell>
          <table:table-cell office:value-type="float" office:value="124.0">
            <text:p>124.0</text:p>
          </table:table-cell>
          <table:table-cell office:value-type="string" office:value="Mya truncata and Hiatella arctica">
            <text:p>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289">
            <text:p>Lu-1289</text:p>
          </table:table-cell>
          <table:table-cell office:value-type="float" office:value="75.717">
            <text:p>75.717</text:p>
          </table:table-cell>
          <table:table-cell office:value-type="float" office:value="-19.667">
            <text:p>-19.667</text:p>
          </table:table-cell>
          <table:table-cell office:value-type="float" office:value="9190.0">
            <text:p>9190.0</text:p>
          </table:table-cell>
          <table:table-cell office:value-type="float" office:value="90.0">
            <text:p>9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Hakansson1978,Hjort1979,Hjort1981">
            <text:p>Hakansson1978,Hjort1979,Hjort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K-2573">
            <text:p>K-2573</text:p>
          </table:table-cell>
          <table:table-cell office:value-type="float" office:value="75.883">
            <text:p>75.883</text:p>
          </table:table-cell>
          <table:table-cell office:value-type="float" office:value="-21.867">
            <text:p>-21.867</text:p>
          </table:table-cell>
          <table:table-cell office:value-type="float" office:value="8477.0">
            <text:p>8477.0</text:p>
          </table:table-cell>
          <table:table-cell office:value-type="float" office:value="124.0">
            <text:p>12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Ua-3353">
            <text:p>Ua-3353</text:p>
          </table:table-cell>
          <table:table-cell office:value-type="float" office:value="75.341">
            <text:p>75.341</text:p>
          </table:table-cell>
          <table:table-cell office:value-type="float" office:value="-20.063">
            <text:p>-20.063</text:p>
          </table:table-cell>
          <table:table-cell office:value-type="float" office:value="7650.0">
            <text:p>7650.0</text:p>
          </table:table-cell>
          <table:table-cell office:value-type="float" office:value="80.0">
            <text:p>80.0</text:p>
          </table:table-cell>
          <table:table-cell office:value-type="string" office:value="aquatic mosses">
            <text:p>aquatic moss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5.0">
            <text:p>6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jorckEtal1994a">
            <text:p>BjorckEtal1994a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741">
            <text:p>Lu-1741</text:p>
          </table:table-cell>
          <table:table-cell office:value-type="float" office:value="75.317">
            <text:p>75.317</text:p>
          </table:table-cell>
          <table:table-cell office:value-type="float" office:value="-20.05">
            <text:p>-20.05</text:p>
          </table:table-cell>
          <table:table-cell office:value-type="float" office:value="7440.0">
            <text:p>7440.0</text:p>
          </table:table-cell>
          <table:table-cell office:value-type="float" office:value="95.0">
            <text:p>95.0</text:p>
          </table:table-cell>
          <table:table-cell office:value-type="string" office:value="clay gyttja">
            <text:p>clay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Hakansson1981">
            <text:p>Hakansson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3516">
            <text:p>Lu-3516</text:p>
          </table:table-cell>
          <table:table-cell office:value-type="float" office:value="75.311">
            <text:p>75.311</text:p>
          </table:table-cell>
          <table:table-cell office:value-type="float" office:value="-20.03">
            <text:p>-20.03</text:p>
          </table:table-cell>
          <table:table-cell office:value-type="float" office:value="9640.0">
            <text:p>964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BjorckEtal1994a">
            <text:p>BjorckEtal1994a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745">
            <text:p>Lu-1745</text:p>
          </table:table-cell>
          <table:table-cell office:value-type="float" office:value="75.317">
            <text:p>75.317</text:p>
          </table:table-cell>
          <table:table-cell office:value-type="float" office:value="-20.05">
            <text:p>-20.05</text:p>
          </table:table-cell>
          <table:table-cell office:value-type="float" office:value="2390.0">
            <text:p>2390.0</text:p>
          </table:table-cell>
          <table:table-cell office:value-type="float" office:value="120.0">
            <text:p>120.0</text:p>
          </table:table-cell>
          <table:table-cell office:value-type="string" office:value="clay gyttja with moss remains">
            <text:p>clay gyttja with moss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Hakansson1981">
            <text:p>Hakansson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Ua-3356">
            <text:p>Ua-3356</text:p>
          </table:table-cell>
          <table:table-cell office:value-type="float" office:value="75.311">
            <text:p>75.311</text:p>
          </table:table-cell>
          <table:table-cell office:value-type="float" office:value="-20.03">
            <text:p>-20.03</text:p>
          </table:table-cell>
          <table:table-cell office:value-type="float" office:value="7470.0">
            <text:p>7470.0</text:p>
          </table:table-cell>
          <table:table-cell office:value-type="float" office:value="150.0">
            <text:p>150.0</text:p>
          </table:table-cell>
          <table:table-cell office:value-type="string" office:value="Astarte sp.">
            <text:p>Astarte sp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BjorckEtal1994a">
            <text:p>BjorckEtal1994a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303">
            <text:p>Lu-1303</text:p>
          </table:table-cell>
          <table:table-cell office:value-type="float" office:value="75.25">
            <text:p>75.25</text:p>
          </table:table-cell>
          <table:table-cell office:value-type="float" office:value="-20.917">
            <text:p>-20.917</text:p>
          </table:table-cell>
          <table:table-cell office:value-type="float" office:value="8930.0">
            <text:p>8930.0</text:p>
          </table:table-cell>
          <table:table-cell office:value-type="float" office:value="90.0">
            <text:p>9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kansson1978,Hjort1979,Hjort1981">
            <text:p>Hakansson1978,Hjort1979,Hjort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300-1">
            <text:p>Lu-1300-1</text:p>
          </table:table-cell>
          <table:table-cell office:value-type="float" office:value="75.283">
            <text:p>75.283</text:p>
          </table:table-cell>
          <table:table-cell office:value-type="float" office:value="-19.467">
            <text:p>-19.467</text:p>
          </table:table-cell>
          <table:table-cell office:value-type="float" office:value="9470.0">
            <text:p>947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kansson1978,Hjort1979,Hjort1981">
            <text:p>Hakansson1978,Hjort1979,Hjort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AAR-1193">
            <text:p>AAR-1193</text:p>
          </table:table-cell>
          <table:table-cell office:value-type="float" office:value="75.311">
            <text:p>75.311</text:p>
          </table:table-cell>
          <table:table-cell office:value-type="float" office:value="-20.03">
            <text:p>-20.03</text:p>
          </table:table-cell>
          <table:table-cell office:value-type="float" office:value="5960.0">
            <text:p>5960.0</text:p>
          </table:table-cell>
          <table:table-cell office:value-type="float" office:value="110.0">
            <text:p>110.0</text:p>
          </table:table-cell>
          <table:table-cell office:value-type="string" office:value="Betula nana">
            <text:p>Betula nan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BjorckEtal1994a">
            <text:p>BjorckEtal1994a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744">
            <text:p>Lu-1744</text:p>
          </table:table-cell>
          <table:table-cell office:value-type="float" office:value="75.317">
            <text:p>75.317</text:p>
          </table:table-cell>
          <table:table-cell office:value-type="float" office:value="-20.05">
            <text:p>-20.05</text:p>
          </table:table-cell>
          <table:table-cell office:value-type="float" office:value="3670.0">
            <text:p>3670.0</text:p>
          </table:table-cell>
          <table:table-cell office:value-type="float" office:value="150.0">
            <text:p>150.0</text:p>
          </table:table-cell>
          <table:table-cell office:value-type="string" office:value="clay gyttja with moss remains">
            <text:p>clay gyttja with moss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Hakansson1981">
            <text:p>Hakansson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743">
            <text:p>Lu-1743</text:p>
          </table:table-cell>
          <table:table-cell office:value-type="float" office:value="75.317">
            <text:p>75.317</text:p>
          </table:table-cell>
          <table:table-cell office:value-type="float" office:value="-20.05">
            <text:p>-20.05</text:p>
          </table:table-cell>
          <table:table-cell office:value-type="float" office:value="4530.0">
            <text:p>4530.0</text:p>
          </table:table-cell>
          <table:table-cell office:value-type="float" office:value="130.0">
            <text:p>130.0</text:p>
          </table:table-cell>
          <table:table-cell office:value-type="string" office:value="clay gyttja with moss remains">
            <text:p>clay gyttja with moss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Hakansson1981">
            <text:p>Hakansson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746">
            <text:p>Lu-1746</text:p>
          </table:table-cell>
          <table:table-cell office:value-type="float" office:value="75.317">
            <text:p>75.317</text:p>
          </table:table-cell>
          <table:table-cell office:value-type="float" office:value="-19.667">
            <text:p>-19.667</text:p>
          </table:table-cell>
          <table:table-cell office:value-type="float" office:value="11540.0">
            <text:p>11540.0</text:p>
          </table:table-cell>
          <table:table-cell office:value-type="float" office:value="135.0">
            <text:p>135.0</text:p>
          </table:table-cell>
          <table:table-cell office:value-type="string" office:value="clay gyttja with moss remains">
            <text:p>clay gyttja with moss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87.5">
            <text:p>87.5</text:p>
          </table:table-cell>
          <table:table-cell office:value-type="float" office:value="12.5">
            <text:p>12.5</text:p>
          </table:table-cell>
          <table:table-cell office:value-type="float" office:value="12.5">
            <text:p>12.5</text:p>
          </table:table-cell>
          <table:table-cell office:value-type="string" office:value="Hakansson1981">
            <text:p>Hakansson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390">
            <text:p>Lu-1390</text:p>
          </table:table-cell>
          <table:table-cell office:value-type="float" office:value="75.217">
            <text:p>75.217</text:p>
          </table:table-cell>
          <table:table-cell office:value-type="float" office:value="-20.667">
            <text:p>-20.667</text:p>
          </table:table-cell>
          <table:table-cell office:value-type="float" office:value="8570.0">
            <text:p>8570.0</text:p>
          </table:table-cell>
          <table:table-cell office:value-type="float" office:value="85.0">
            <text:p>8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8,Hjort1979,Hjort1981">
            <text:p>Hakansson1978,Hjort1979,Hjort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386">
            <text:p>Lu-1386</text:p>
          </table:table-cell>
          <table:table-cell office:value-type="float" office:value="75.317">
            <text:p>75.317</text:p>
          </table:table-cell>
          <table:table-cell office:value-type="float" office:value="-19.417">
            <text:p>-19.417</text:p>
          </table:table-cell>
          <table:table-cell office:value-type="float" office:value="9400.0">
            <text:p>9400.0</text:p>
          </table:table-cell>
          <table:table-cell office:value-type="float" office:value="90.0">
            <text:p>9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Hakansson1978,Hjort1979,Hjort1981">
            <text:p>Hakansson1978,Hjort1979,Hjort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Ua-2787">
            <text:p>Ua-2787</text:p>
          </table:table-cell>
          <table:table-cell office:value-type="float" office:value="75.146">
            <text:p>75.146</text:p>
          </table:table-cell>
          <table:table-cell office:value-type="float" office:value="-19.77">
            <text:p>-19.77</text:p>
          </table:table-cell>
          <table:table-cell office:value-type="float" office:value="10260.0">
            <text:p>10260.0</text:p>
          </table:table-cell>
          <table:table-cell office:value-type="float" office:value="105.0">
            <text:p>105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jorckEtal1994a">
            <text:p>BjorckEtal1994a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742">
            <text:p>Lu-1742</text:p>
          </table:table-cell>
          <table:table-cell office:value-type="float" office:value="75.317">
            <text:p>75.317</text:p>
          </table:table-cell>
          <table:table-cell office:value-type="float" office:value="-20.05">
            <text:p>-20.05</text:p>
          </table:table-cell>
          <table:table-cell office:value-type="float" office:value="5140.0">
            <text:p>5140.0</text:p>
          </table:table-cell>
          <table:table-cell office:value-type="float" office:value="130.0">
            <text:p>130.0</text:p>
          </table:table-cell>
          <table:table-cell office:value-type="string" office:value="clay gyttja with moss remains">
            <text:p>clay gyttja with moss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Hakansson1981">
            <text:p>Hakansson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389">
            <text:p>Lu-1389</text:p>
          </table:table-cell>
          <table:table-cell office:value-type="float" office:value="75.333">
            <text:p>75.333</text:p>
          </table:table-cell>
          <table:table-cell office:value-type="float" office:value="-18.917">
            <text:p>-18.917</text:p>
          </table:table-cell>
          <table:table-cell office:value-type="float" office:value="9370.0">
            <text:p>937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">
            <text:p>8.2</text:p>
          </table:table-cell>
          <table:table-cell office:value-type="float" office:value="8.2">
            <text:p>8.2</text:p>
          </table:table-cell>
          <table:table-cell office:value-type="string" office:value="Hakansson1978,Hjort1979,Hjort1981">
            <text:p>Hakansson1978,Hjort1979,Hjort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384">
            <text:p>Lu-1384</text:p>
          </table:table-cell>
          <table:table-cell office:value-type="float" office:value="75.167">
            <text:p>75.167</text:p>
          </table:table-cell>
          <table:table-cell office:value-type="float" office:value="-19.85">
            <text:p>-19.85</text:p>
          </table:table-cell>
          <table:table-cell office:value-type="float" office:value="9810.0">
            <text:p>9810.0</text:p>
          </table:table-cell>
          <table:table-cell office:value-type="float" office:value="95.0">
            <text:p>9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Hakansson1978,Hjort1979,Hjort1981">
            <text:p>Hakansson1978,Hjort1979,Hjort19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